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2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3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4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5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6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T7" style:parent-style-name="DefaultParagraphFont" style:family="text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T8" style:parent-style-name="DefaultParagraphFont" style:family="text">
      <style:text-properties style:font-name="Arial" style:font-name-complex="Arial" fo:color="#000000"/>
    </style:style>
    <style:style style:name="T9" style:parent-style-name="DefaultParagraphFont" style:family="text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0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1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2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3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4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5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16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T1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8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19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1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2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4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5" style:parent-style-name="Hyperlink" style:family="text">
      <style:text-properties style:font-name="Calibri" style:font-name-complex="Calibri" fo:font-size="11pt" style:font-size-asian="11pt" style:font-size-complex="11pt" fo:language="en" fo:country="US"/>
    </style:style>
    <style:style style:name="T26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7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9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P30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31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32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33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35" style:parent-style-name="DefaultParagraphFont" style:family="text">
      <style:text-properties style:font-name="Calibri" style:font-name-complex="Calibri" fo:font-size="11pt" style:font-size-asian="11pt" style:font-size-complex="11pt" fo:background-color="#FFFF00" style:language-asian="en" style:country-asian="US"/>
    </style:style>
    <style:style style:name="P36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T37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 fo:background-color="#FFFF00" style:language-asian="en" style:country-asian="US"/>
    </style:style>
    <style:style style:name="P39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41" style:parent-style-name="DefaultParagraphFont" style:family="text">
      <style:text-properties style:font-name="Calibri" style:font-name-complex="Calibri" fo:font-size="11pt" style:font-size-asian="11pt" style:font-size-complex="11pt" fo:background-color="#FFFF00" style:language-asian="en" style:country-asian="US"/>
    </style:style>
    <style:style style:name="P42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44" style:parent-style-name="DefaultParagraphFont" style:family="text">
      <style:text-properties style:font-name="Calibri" style:font-name-complex="Calibri" fo:font-size="11pt" style:font-size-asian="11pt" style:font-size-complex="11pt" fo:background-color="#FFFF00" style:language-asian="en" style:country-asian="US"/>
    </style:style>
    <style:style style:name="P45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46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47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48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P49" style:parent-style-name="Normal" style:family="paragraph">
      <style:text-properties style:font-name="Calibri" style:font-name-complex="Calibri" fo:font-size="11pt" style:font-size-asian="11pt" style:font-size-complex="11pt" style:language-asian="en" style:country-asian="US"/>
    </style:style>
    <style:style style:name="T5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51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52" style:parent-style-name="Hyperlink" style:family="text">
      <style:text-properties style:font-name="Calibri" style:font-name-complex="Calibri" fo:font-size="11pt" style:font-size-asian="11pt" style:font-size-complex="11pt" fo:language="en" fo:country="US"/>
    </style:style>
    <style:style style:name="T53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54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5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56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57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5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59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60" style:parent-style-name="Hyperlink" style:family="text">
      <style:text-properties style:font-name="Calibri" style:font-name-complex="Calibri" fo:font-size="11pt" style:font-size-asian="11pt" style:font-size-complex="11pt" fo:language="en" fo:country="US"/>
    </style:style>
    <style:style style:name="T61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62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64" style:parent-style-name="DefaultParagraphFont" style:family="text">
      <style:text-properties style:font-name="Calibri" style:font-name-complex="Calibri" fo:font-size="11pt" style:font-size-asian="11pt" style:font-size-complex="11pt" fo:language="en" fo:country="US"/>
    </style:style>
    <style:style style:name="P65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66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67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68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69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70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71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72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  <style:style style:name="P73" style:parent-style-name="Normal" style:family="paragraph">
      <style:text-properties style:font-name="Calibri" style:font-name-complex="Calibri" fo:color="#1F497D" fo:font-size="11pt" style:font-size-asian="11pt" style:font-size-complex="11pt" style:language-asian="en" style:country-asian="US"/>
    </style:style>
  </office:automatic-styles>
  <office:body>
    <office:text text:use-soft-page-breaks="true">
      <text:p text:style-name="P1">Hi Mike,</text:p>
      <text:p text:style-name="P2"/>
      <text:p text:style-name="P3">Almost all correct.<text:s/></text:p>
      <text:p text:style-name="P4"/>
      <text:p text:style-name="P5">The name of the variable should be FCO2_NPP</text:p>
      <text:p text:style-name="P6"/>
      <text:p text:style-name="Normal"><text:span text:style-name="T7">The unit should be treated the same way as the others (</text:span><text:span text:style-name="T8">kg C m-2 yr-1</text:span><text:span text:style-name="T9">). As we only have one value for the year, we can put this value (in the correct unit) directly to the NetCDF for each month (the annual value each).</text:span></text:p>
      <text:p text:style-name="P10"/>
      <text:p text:style-name="P11">Cheers,</text:p>
      <text:p text:style-name="P12"/>
      <text:p text:style-name="P13">Matthias</text:p>
      <text:p text:style-name="P14"/>
      <text:p text:style-name="P15"/>
      <text:p text:style-name="P16"/>
      <text:h text:style-name="Normal" text:outline-level="1"><text:span text:style-name="T17">From:</text:span><text:span text:style-name="T18"><text:s/>Martin, Michael<text:s/></text:span><text:span text:style-name="T19"><text:line-break/></text:span><text:span text:style-name="T20">Sent:</text:span><text:span text:style-name="T21"><text:s/>14 May 2020 16:32</text:span><text:span text:style-name="T22"><text:line-break/></text:span><text:span text:style-name="T23">To:</text:span><text:span text:style-name="T24"><text:s/>Kuhnert, Matthias &lt;</text:span><text:a xlink:href="mailto:matthias.kuhnert@abdn.ac.uk" office:target-frame-name="_top" xlink:show="replace"><text:span text:style-name="T25">matthias.kuhnert@abdn.ac.uk</text:span></text:a><text:span text:style-name="T26">&gt;</text:span><text:span text:style-name="T27"><text:line-break/></text:span><text:span text:style-name="T28">Subject:</text:span><text:span text:style-name="T29"><text:s/>RE: New raw MIAMI NPP output</text:span></text:h>
      <text:p text:style-name="Normal"/>
      <text:p text:style-name="P30">Hi Matthias,</text:p>
      <text:p text:style-name="P31"/>
      <text:p text:style-name="P32">Dry matter? Is that NPP?</text:p>
      <text:p text:style-name="P33"/>
      <text:p text:style-name="Normal"><text:span text:style-name="T34">So, I am planning two runs for EU28 both limited data, one grassland and the other arable with an equilibrium type as discussed with Mark.<text:s/></text:span><text:span text:style-name="T35">Is that correct?</text:span></text:p>
      <text:p text:style-name="P36"/>
      <text:p text:style-name="Normal"><text:span text:style-name="T37">The post-processor will pick up the NPP (dry matter) from each cell, divide by 2 to get the carbon and populate a NetCDF file with the carbon.<text:s/></text:span><text:span text:style-name="T38">Is that correct?</text:span></text:p>
      <text:p text:style-name="P39"/>
      <text:p text:style-name="Normal"><text:span text:style-name="T40">I will call the variable carbon in the NetCDF file.<text:s/></text:span><text:span text:style-name="T41">Is that correct?</text:span></text:p>
      <text:p text:style-name="P42"/>
      <text:p text:style-name="Normal"><text:span text:style-name="T43">What units should the variable have,<text:s/></text:span><text:span text:style-name="T44">Kg or Tonnes per hectare or m**2?</text:span></text:p>
      <text:p text:style-name="P45"/>
      <text:p text:style-name="P46">Apologies for my slowness or if I sound obtuse…</text:p>
      <text:p text:style-name="P47"/>
      <text:p text:style-name="P48">Best, Mike</text:p>
      <text:p text:style-name="P49"/>
      <text:h text:style-name="Normal" text:outline-level="1"><text:span text:style-name="T50">From:</text:span><text:span text:style-name="T51"><text:s/>Kuhnert, Matthias &lt;</text:span><text:a xlink:href="mailto:matthias.kuhnert@abdn.ac.uk" office:target-frame-name="_top" xlink:show="replace"><text:span text:style-name="T52">matthias.kuhnert@abdn.ac.uk</text:span></text:a><text:span text:style-name="T53">&gt;<text:s/></text:span><text:span text:style-name="T54"><text:line-break/></text:span><text:span text:style-name="T55">Sent:</text:span><text:span text:style-name="T56"><text:s/>14 May 2020 16:00</text:span><text:span text:style-name="T57"><text:line-break/></text:span><text:span text:style-name="T58">To:</text:span><text:span text:style-name="T59"><text:s/>Martin, Michael &lt;</text:span><text:a xlink:href="mailto:mmartin@abdn.ac.uk" office:target-frame-name="_top" xlink:show="replace"><text:span text:style-name="T60">mmartin@abdn.ac.uk</text:span></text:a><text:span text:style-name="T61">&gt;</text:span><text:span text:style-name="T62"><text:line-break/></text:span><text:span text:style-name="T63">Subject:</text:span><text:span text:style-name="T64"><text:s/>RE: New raw MIAMI NPP output</text:span></text:h>
      <text:p text:style-name="Normal"/>
      <text:p text:style-name="P65">Hi Mike,</text:p>
      <text:p text:style-name="P66"/>
      <text:p text:style-name="P67">Thanks for the reply. Please keep in mind, that I need carbon not dry matter. The factor is 2. In other word c = dry matter / 2.</text:p>
      <text:p text:style-name="P68"/>
      <text:p text:style-name="P69">I am happy with any spin-up that works. I does not need to be Hillier (as I git some effects on the runs as well). If you are in touch with Mark, follow his advice.</text:p>
      <text:p text:style-name="P70"/>
      <text:p text:style-name="P71">Cheers,</text:p>
      <text:p text:style-name="P72"/>
      <text:p text:style-name="P73">Matthia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0-05-17T05:12:00Z</meta:creation-date>
    <dc:date>2020-05-17T05:16:00Z</dc:date>
    <meta:template xlink:href="Normal.dotm" xlink:type="simple"/>
    <meta:editing-cycles>1</meta:editing-cycles>
    <meta:editing-duration>PT240S</meta:editing-duration>
    <meta:document-statistic meta:page-count="2" meta:paragraph-count="3" meta:word-count="245" meta:character-count="1641" meta:row-count="11" meta:non-whitespace-character-count="1399"/>
  </office:meta>
</office:document-meta>
</file>